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3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Lines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Lines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cm" svg:height="2cm" svg:x="1cm" svg:y="4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75cm" svg:height="2cm" svg:x="4cm" svg:y="4cm">
          <text:p text:style-name="P1">mapSimulatio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cm" svg:height="2cm" svg:x="13cm" svg:y="4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8.5cm" svg:height="2cm" svg:x="17.5cm" svg:y="4cm">
          <text:p text:style-name="P2"><text:span text:style-name="T1">simulationResul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2cm" svg:height="2cm" svg:x="27cm" svg:y="4cm">
          <text:p text:style-name="P1">Resul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6cm" svg:y1="5cm" svg:x2="27cm" svg:y2="5cm" draw:start-shape="id1" draw:start-glue-point="7" draw:end-shape="id2" draw:end-glue-point="3" svg:d="M26000 5000h1000" svg:viewBox="0 0 1001 1">
          <text:p/>
        </draw:connector>
        <draw:connector draw:style-name="gr5" draw:text-style-name="P3" draw:layer="layout" svg:x1="17.5cm" svg:y1="5cm" svg:x2="16cm" svg:y2="5cm" draw:start-shape="id1" draw:start-glue-point="5" draw:end-shape="id3" draw:end-glue-point="1" svg:d="M17500 5000h-1500" svg:viewBox="0 0 1501 1">
          <text:p/>
        </draw:connector>
        <draw:connector draw:style-name="gr5" draw:text-style-name="P3" draw:layer="layout" svg:x1="11.75cm" svg:y1="5cm" svg:x2="13cm" svg:y2="5cm" draw:start-shape="id4" draw:start-glue-point="7" draw:end-shape="id3" draw:end-glue-point="3" svg:d="M11750 5000h1250" svg:viewBox="0 0 1251 1">
          <text:p/>
        </draw:connector>
        <draw:connector draw:style-name="gr5" draw:text-style-name="P3" draw:layer="layout" svg:x1="4cm" svg:y1="5cm" svg:x2="3cm" svg:y2="5cm" draw:start-shape="id4" draw:start-glue-point="5" draw:end-shape="id5" draw:end-glue-point="1" svg:d="M4000 5000h-1000" svg:viewBox="0 0 1001 1">
          <text:p/>
        </draw:connector>
        <draw:frame draw:style-name="gr6" draw:text-style-name="P4" draw:layer="measurelines" svg:width="1cm" svg:height="0.475cm" svg:x="3.5cm" svg:y="4.25cm">
          <draw:text-box>
            <text:p>(0,N)</text:p>
          </draw:text-box>
        </draw:frame>
        <draw:frame draw:style-name="gr7" draw:text-style-name="P4" draw:layer="measurelines" svg:width="1cm" svg:height="0.5cm" svg:x="11.25cm" svg:y="4.25cm">
          <draw:text-box>
            <text:p>(1,1)</text:p>
          </draw:text-box>
        </draw:frame>
        <draw:frame draw:style-name="gr7" draw:text-style-name="P4" draw:layer="measurelines" svg:width="1cm" svg:height="0.5cm" svg:x="16.5cm" svg:y="4.25cm">
          <draw:text-box>
            <text:p>(0,N)</text:p>
          </draw:text-box>
        </draw:frame>
        <draw:frame draw:style-name="gr7" draw:text-style-name="P4" draw:layer="measurelines" svg:width="1cm" svg:height="0.5cm" svg:x="25.5cm" svg:y="4.25cm">
          <draw:text-box>
            <text:p>(1,1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9cm" draw:marker-start-center="false" draw:marker-end-width="0.29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  <style:text-properties fo:font-size="12pt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30T21:36:40.714011436</meta:creation-date>
    <dc:date>2021-10-01T14:29:53.574960839</dc:date>
    <meta:editing-duration>PT16M59S</meta:editing-duration>
    <meta:editing-cycles>6</meta:editing-cycles>
    <meta:generator>LibreOffice/7.2.1.2$MacOSX_X86_64 LibreOffice_project/87b77fad49947c1441b67c559c339af8f3517e22</meta:generator>
    <meta:document-statistic meta:object-count="13"/>
  </office:meta>
</office:document-meta>
</file>